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" svg:font-family="Courier" style:font-family-generic="modern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1" svg:font-family="'Liberation Sans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Pied_20_de_20_page1">
      <style:paragraph-properties style:border-line-width-top="0.026cm 0.026cm 0.106cm" fo:padding-left="0cm" fo:padding-right="0cm" fo:padding-top="0.035cm" fo:padding-bottom="0cm" fo:border-left="none" fo:border-right="none" fo:border-top="4.51pt double #585858" fo:border-bottom="none"/>
      <style:text-properties officeooo:paragraph-rsid="00178afe"/>
    </style:style>
    <style:style style:name="P2" style:family="paragraph" style:parent-style-name="Standard">
      <style:paragraph-properties>
        <style:tab-stops>
          <style:tab-stop style:position="13.36cm"/>
        </style:tab-stops>
      </style:paragraph-properties>
      <style:text-properties style:text-underline-style="solid" style:text-underline-width="auto" style:text-underline-color="font-color" officeooo:rsid="0019667b" officeooo:paragraph-rsid="0019667b"/>
    </style:style>
    <style:style style:name="P3" style:family="paragraph" style:parent-style-name="Standard">
      <style:paragraph-properties>
        <style:tab-stops>
          <style:tab-stop style:position="13.36cm"/>
        </style:tab-stops>
      </style:paragraph-properties>
      <style:text-properties style:text-underline-style="none" officeooo:rsid="0019667b" officeooo:paragraph-rsid="0019667b"/>
    </style:style>
    <style:style style:name="P4" style:family="paragraph" style:parent-style-name="Standard">
      <style:paragraph-properties>
        <style:tab-stops>
          <style:tab-stop style:position="13.36cm"/>
        </style:tab-stops>
      </style:paragraph-properties>
      <style:text-properties fo:font-style="normal" style:text-underline-style="none" officeooo:rsid="001d22ef" officeooo:paragraph-rsid="001d22ef" style:font-style-asian="normal" style:font-style-complex="normal"/>
    </style:style>
    <style:style style:name="P5" style:family="paragraph" style:parent-style-name="Standard">
      <style:paragraph-properties>
        <style:tab-stops>
          <style:tab-stop style:position="13.36cm"/>
        </style:tab-stops>
      </style:paragraph-properties>
      <style:text-properties fo:font-style="normal" style:text-underline-style="none" officeooo:rsid="001d22ef" officeooo:paragraph-rsid="001db45d" style:font-style-asian="normal" style:font-style-complex="normal"/>
    </style:style>
    <style:style style:name="P6" style:family="paragraph" style:parent-style-name="Standard" style:master-page-name="Standard">
      <style:paragraph-properties style:page-number="auto">
        <style:tab-stops>
          <style:tab-stop style:position="13.36cm"/>
        </style:tab-stops>
      </style:paragraph-properties>
      <style:text-properties style:text-underline-style="solid" style:text-underline-width="auto" style:text-underline-color="font-color" officeooo:rsid="0019667b" officeooo:paragraph-rsid="0019667b"/>
    </style:style>
    <style:style style:name="P7" style:family="paragraph" style:parent-style-name="Standard">
      <style:paragraph-properties>
        <style:tab-stops>
          <style:tab-stop style:position="13.36cm"/>
        </style:tab-stops>
      </style:paragraph-properties>
      <style:text-properties fo:font-style="normal" style:text-underline-style="none" officeooo:rsid="001d22ef" officeooo:paragraph-rsid="001db45d" style:font-style-asian="normal" style:font-style-complex="normal"/>
    </style:style>
    <style:style style:name="P8" style:family="paragraph" style:parent-style-name="Standard">
      <style:paragraph-properties>
        <style:tab-stops>
          <style:tab-stop style:position="13.36cm"/>
        </style:tab-stops>
      </style:paragraph-properties>
      <style:text-properties fo:font-style="normal" style:text-underline-style="none" officeooo:rsid="0020b51f" officeooo:paragraph-rsid="0020b51f" style:font-style-asian="normal" style:font-style-complex="normal"/>
    </style:style>
    <style:style style:name="T1" style:family="text">
      <style:text-properties style:font-name="Calibri Light"/>
    </style:style>
    <style:style style:name="T2" style:family="text">
      <style:text-properties style:font-name="Calibri Light" officeooo:rsid="00178afe"/>
    </style:style>
    <style:style style:name="T3" style:family="text">
      <style:text-properties officeooo:rsid="00178afe"/>
    </style:style>
    <style:style style:name="T4" style:family="text">
      <style:text-properties officeooo:rsid="001db45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style:font-name="Courier"/>
    </style:style>
    <style:style style:name="T7" style:family="text">
      <style:text-properties style:font-name="Courier"/>
    </style:style>
    <style:style style:name="T8" style:family="text">
      <style:text-properties style:font-name="Courier" officeooo:rsid="001db45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Step 2 :</text:p>
      <text:p text:style-name="P4">De manière générale, les exceptions <text:span text:style-name="T6">Put*</text:span> vont chercher leur paramètre d’entrée dans le registre 4 puis appellent leur homonyme dans <text:span text:style-name="T6">SynchConsole</text:span> avec ce paramètre.</text:p>
      <text:p text:style-name="P4">Les exceptions <text:span text:style-name="T6">Get*</text:span> récupèrent leur paramètre à partir de leur fonction homonyme dans <text:span text:style-name="T6">SynchConsole</text:span> puis le sauvegarde dans le registre (n°2) de retour.</text:p>
      <text:p text:style-name="P5">Pour les exceptions sur les chaînes de caractères c’est un peu différent : on lit et on écrit directement <text:span text:style-name="T4">en</text:span> mémoire. <text:span text:style-name="T4">Au lieu de récupérer directement le paramètre, on récupère son adresse.<text:line-break/>Pour l’exception </text:span><text:span text:style-name="T8">PutString</text:span><text:span text:style-name="T4">, on utilise la fonction </text:span><text:span text:style-name="T8">copyStringFromMachine</text:span><text:span text:style-name="T4"> qui, à partir de l’adresse, récupère une chaîne de caractères en mémoire.<text:line-break/>Pour l’exception </text:span><text:span text:style-name="T8">GetString</text:span><text:span text:style-name="T4">, on utilise la fonction </text:span><text:span text:style-name="T8">writeStringToMachine</text:span><text:span text:style-name="T4"> qui, à partir de l’adresse, insère une chaîne de caractères en mémoire.</text:span></text:p>
      <text:p text:style-name="P8">A ce stade, <text:span text:style-name="T6">SynchConsole</text:span> synchronise uniquement les I/O au niveau du caractère.</text:p>
      <text:p text:style-name="P5"/>
      <text:p text:style-name="P2">Step 3 :</text:p>
      <text:p text:style-name="P3"/>
      <text:p text:style-name="P3"/>
      <text:p text:style-name="P3"/>
      <text:p text:style-name="P3"/>
      <text:p text:style-name="P2">Step 4 :</text:p>
      <text:p text:style-name="P3"/>
      <text:p text:style-name="P3"/>
      <text:p text:style-name="P3"/>
      <text:p text:style-name="P3"/>
      <text:p text:style-name="P2">Step 5  :</text:p>
      <text:p text:style-name="P3"/>
      <text:p text:style-name="P3"/>
      <text:p text:style-name="P3"/>
      <text:p text:style-name="P3"/>
      <text:p text:style-name="P2">Step 6 :</text:p>
      <text:p text:style-name="P3"/>
      <text:p text:style-name="P3"/>
      <text:p text:style-name="P3"/>
      <text:p text:style-name="P3"><text:soft-page-break/></text:p>
      <text:p text:style-name="P2">Step 7 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" svg:font-family="Courier" style:font-family-generic="modern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1" svg:font-family="'Liberation Sans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fr" fo:country="FR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fr" fo:country="FR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Title" style:family="paragraph" style:parent-style-name="Standard" style:default-outline-level="" style:class="chapter">
      <style:paragraph-properties fo:margin-top="0.423cm" fo:margin-bottom="0.212cm" loext:contextual-spacing="false" fo:keep-with-next="always"/>
      <style:text-properties style:font-name="Liberation Sans1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Légende1" style:family="paragraph" style:parent-style-name="Standard" style:default-outline-level="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En-tête1" style:family="paragraph" style:parent-style-name="Standard" style:default-outline-level="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Pied_20_de_20_page1" style:display-name="Pied de page1" style:family="paragraph" style:parent-style-name="Standard" style:default-outline-level="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Contenu_20_de_20_cadre" style:display-name="Contenu de cadre" style:family="paragraph" style:parent-style-name="Standard" style:default-outline-level=""/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Default_20_Paragraph_20_Font" style:display-name="Default Paragraph Font" style:family="text"/>
    <style:style style:name="Texte_20_de_20_bulles_20_Car" style:display-name="Texte de bulles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En-tête_20_Car1" style:display-name="En-tête Car1" style:family="text" style:parent-style-name="Default_20_Paragraph_20_Font"/>
    <style:style style:name="Pied_20_de_20_page_20_Car1" style:display-name="Pied de page Car1" style:family="text" style:parent-style-name="Default_20_Paragraph_20_Fon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Pied_20_de_20_page1">
      <style:paragraph-properties style:border-line-width-top="0.026cm 0.026cm 0.106cm" fo:padding-left="0cm" fo:padding-right="0cm" fo:padding-top="0.035cm" fo:padding-bottom="0cm" fo:border-left="none" fo:border-right="none" fo:border-top="4.51pt double #585858" fo:border-bottom="none"/>
      <style:text-properties officeooo:paragraph-rsid="00178afe"/>
    </style:style>
    <style:style style:name="MT1" style:family="text">
      <style:text-properties style:font-name="Calibri Light" officeooo:rsid="00178afe"/>
    </style:style>
    <style:style style:name="MT2" style:family="text">
      <style:text-properties style:font-name="Calibri Light"/>
    </style:style>
    <style:style style:name="MT3" style:family="text">
      <style:text-properties officeooo:rsid="00178afe"/>
    </style:style>
    <style:page-layout style:name="Mpm1">
      <style:page-layout-properties fo:page-width="21.001cm" fo:page-height="29.7cm" style:num-format="1" style:print-orientation="portrait" fo:margin-top="2.499cm" fo:margin-bottom="1.249cm" fo:margin-left="2.499cm" fo:margin-right="2.499cm" style:writing-mode="lr-tb" style:layout-grid-color="#c0c0c0" style:layout-grid-lines="38" style:layout-grid-base-height="0.404cm" style:layout-grid-ruby-height="0.231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1.251cm" fo:margin-left="0cm" fo:margin-right="0cm" fo:margin-top="1.15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span text:style-name="MT1">NachOS / Design choices</text:span><text:span text:style-name="MT2"><text:tab/>Page </text:span><text:span text:style-name="MT2"><text:page-number text:select-page="current">2</text:page-number></text:span><text:tab/><text:span text:style-name="MT3">Groupe F</text:span></text:p>
        <text:p text:style-name="Pied_20_de_20_page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orentin AULAGNIER</meta:initial-creator>
    <meta:editing-cycles>28</meta:editing-cycles>
    <meta:creation-date>2017-02-22T13:23:00</meta:creation-date>
    <dc:date>2017-12-19T09:49:27.862076398</dc:date>
    <dc:language>fr-FR</dc:language>
    <meta:editing-duration>PT3H51M56S</meta:editing-duration>
    <meta:generator>LibreOffice/5.1.6.2$Linux_X86_64 LibreOffice_project/10m0$Build-2</meta:generator>
    <meta:document-statistic meta:table-count="0" meta:image-count="0" meta:object-count="0" meta:page-count="2" meta:paragraph-count="11" meta:word-count="157" meta:character-count="961" meta:non-whitespace-character-count="814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